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0C900000069D8B57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Parrafo">
      <style:text-properties style:use-window-font-color="true"/>
    </style:style>
    <style:style style:name="P6" style:family="paragraph" style:parent-style-name="IGLUES._20_Parrafo">
      <style:text-properties style:use-window-font-color="true" style:font-name="Nimbus Roman No9 L1" fo:font-size="10.5pt" style:font-size-asian="10.5pt" style:font-size-complex="10.5pt"/>
    </style:style>
    <style:style style:name="P7" style:family="paragraph" style:parent-style-name="Standard" style:master-page-name="iglues_5f_0_20_blanca">
      <style:paragraph-properties style:page-number="auto"/>
    </style:style>
    <style:style style:name="P8" style:family="paragraph" style:parent-style-name="Title" style:master-page-name="iglues_5f_1_20_Portadilla">
      <style:paragraph-properties style:page-number="auto"/>
    </style:style>
    <style:style style:name="P9" style:family="paragraph" style:parent-style-name="Title" style:master-page-name="iglues_5f_2_20_Capitulo_20_-_20_primera_20_pagin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La importancia del Software Libre en el entorno educativo</text:title></text:p>
      <text:p text:style-name="Subtitle"><text:subject>Enseñar libremente</text:subject></text:p>
      <text:p text:style-name="Standard"/>
      <text:p text:style-name="Signature"><text:user-defined text:name="Info 1">Cristina Marco</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7"/>
      <text:p text:style-name="Standard"/>
      <text:p text:style-name="Standard"/>
      <text:p text:style-name="P9"><text:title>La importancia del Software Libre en el entorno educativo</text:title></text:p>
      <text:p text:style-name="Subtitle"><text:subject>Enseñar libremente</text:subject></text:p>
      <text:p text:style-name="Signature"><text:user-defined text:name="Info 1">Cristina Marco</text:user-defined></text:p>
      <text:p text:style-name="P2"/>
      <text:p text:style-name="P6">Actualmente, un proceso educativo que no incluya la docencia de conocimientos (aunque sean básicos) de informática, es considerado deficiente.</text:p>
      <text:p text:style-name="P6"><text:s/>Si bien hasta hace muy pocos años la informática era una gran desconocida para la mayor parte de los mortales, en pocos años se ha convertido en un requisito indispensable para la casi totalidad de los puestos de trabajo de oficina.</text:p>
      <text:p text:style-name="P6">Hace apenas 10 años, aprender conceptos básicos de informática suponía utilizar un método autodidacta, apuntarse a una "academia" o especializarse mediante cursos de entidades privadas o públicas. Sin embargo, hoy en día, la mayor parte de los centros educativos (especialmente los de origen privado) disponen, al menos, de un aula de informática donde los alumnos pueden familiarizarse con el ordenador (en una primera etapa y a través de juegos) y aprender (más adelante), al menos, nociones básicas (especialmente sobre ofimática o el manejo de Internet como fuente de obtención de recursos)</text:p>
      <text:p text:style-name="P6">Pero, incluso con este gran avance, la inserción en el plan de estudios de la utilización de ordenadores sigue siendo una tarea especialmente difícil de afrontar, principalmente por las tremendas inversiones de capital que supone la compra de equipos, la adquisición de software, las infraestructuras, los costes en telecomunicaciones, el soporte técnico y el mantenimiento y actualización del sistema.</text:p>
      <text:p text:style-name="P6">Este gran problema, quizás el más importante, puede solucionarse más fácilmente <text:soft-page-break/>de lo que parece con la utilización de software libre. La gran ventaja es, evidentemente, la gratuidad del mismo. Cualquiera puede tener una copia obtenida de cualquier fuente, instalarla donde quiera, como quiera y cuando quiera y cederla a otros posibles usuarios sin ningún coste para ambos.</text:p>
      <text:p text:style-name="P6">El coste de renovaciones y manuales también desaparece, así como el coste del soporte técnico si se tienen en cuenta la infinidad de manuales y grupos que están disponibles especialmente en Internet y que no cobran por ofrecer su ayuda al usuario. Además, el software libre tiene una licencia de uso gratuito para siempre, esto garantiza su uso libre sin ningún riesgo legal.</text:p>
      <text:p text:style-name="P6">Con la utilización del software libre también desaparecen los problemas económicos de la actualización y mejora del software, ya que todas las versiones posteriores y mejoradas del software que hayamos elegido son automáticamente puestas a disposición de todos los posibles usuarios. Sin ningún coste monetario, por supuesto.</text:p>
      <text:p text:style-name="P6">Por otro lado, y este punto es especialmente importante, la utilización de software libre permite que todas y cada una de las personas interesadas puedan modificar, ampliar y mejorar el software del que disponen. Esto no sólo hace referencia al punto anterior (gracias al cual todos los usuarios se benefician) sino que, además, permite que el software utilizado se adapte perfectamente a los requisitos del usuario. Así, no es necesario adquirir todo un paquete de programas si sólo nos interesan una parte de ellos y cada uno de esos programas que vayamos a instalar es adaptable a lo que nosotros queremos que sea. Por ejemplo, podemos instalar un programa de contabilidad desarrollado en código abierto y añadirle un pequeño programa que corrija los errores de los alumnos y les explique qué fallo han cometido al realizar ejercicios con él. La única condición del software libre es que, así como nosotros podemos beneficiarnos de todas las mejoras que otros usuarios han introducido al programa, también estamos obligados a hacer públicas, y gratuitas, todas las mejoras o modificaciones que nosotros realicemos.</text:p>
      <text:p text:style-name="P6">En cuestión de inversión en hardware el software libre también ofrece bastantes ventajas. Para comenzar, al estar desarrollado por multitud de usuarios que no comparten las mismas características técnicas, el software libre suele ser compatible con casi todos los componentes del mercado. Incluso con aquellos que programas o sistemas operativos actuales consideran obsoletos. Esto supone no estar invirtiendo continuamente en nuevo hardware.</text:p>
      <text:p text:style-name="P6">Por otro lado, últimamente en varios centros educativos, y con la ayuda de asociaciones de fomento del uso del software libre y particulares, se está procediendo <text:soft-page-break/>a la reconversión de equipos obsoletos que no son capaces de funcionar por sí mismos. El sistema consiste en instalar un servidor, como única inversión, que está basado en sistemas operativos linux y conectar los otros ordenadores a este servidor de forma que utilicen sus recursos para funcionar. El usurario final, en este caso los alumnos, no notan ninguna diferencia, Y el ahorro que supone para el centro educativo es inestimable. (http://www.hispalinux.net/casos.html?id=24 - HISPALINUX.NET)</text:p>
      <text:p text:style-name="P6">A esto debemos añadirle que la educación debe ser objetiva y parcial. La pregunta es la siguiente ¿queremos enseñar a los estudiantes el uso de la tecnología o el uso de un solo programa? Utilizar un solo sistema operativo en la enseñanza, por ejemplo, es como si les inculcásemos que para escribir sólo valen unos bolígrafos de una marca determinada. Por este motivo, incluso aunque el centro se decante por la utilización de software con código cerrado, también debería introducir el software libre, no sólo para que los alumnos aprendan a usarlo aunque sea a un nivel básico, sino para que conozcan su existencia y puedan elegir entre las diferentes opciones que existen en el mercado. El software libre fomenta, principalmente, la libertad y la cooperación como valores ineludibles, no se favorece a ninguna empresa y no fomenta las copias ilegales (piratería)</text:p>
      <text:p text:style-name="P6">Por último, imagine todo lo que se puede hacer con los millones de euros que se ahorrarían anualmente en adquisición, mantenimiento y mejora del software en el ámbito educativo: mejores recursos en las aulas, más becas de estudios, más centros educativos, mejora de las instalaciones, aumento del profesorado y enseñanzas personalizadas... ¿Merece o no merece la pena considerar esta opción?</text:p>
      <text:p text:style-name="P6"/>
      <text:p text:style-name="IGLUES._20_Capitulo_20_1">Más información:</text:p>
      <text:p text:style-name="P6"/>
      <text:p text:style-name="IGLUES._20_Parrafo">Proyecto GNU en las escuelas: http://gnu.mirror.widexs.nl/education/education.es.html</text:p>
      <text:p text:style-name="IGLUES._20_Parrafo">Open Source Education Foundation Website: http://www.osef.org/</text:p>
      <text:p text:style-name="IGLUES._20_Parrafo">OFSET (Organitation for Free Software in Eduaction and Teaching) http://www.ofset.org </text:p>
      <text:p text:style-name="IGLUES._20_Parrafo">UNESCO Free Software Portal: http://www.unesco.org/webworld/portal_freesoft/</text:p>
      <text:p text:style-name="IGLUES._20_Parrafo">HISPALINUX: http://www.hispalinux.es</text:p>
      <text:p text:style-name="IGLUES._20_Parrafo">Open Source en la Educación: http://www.geekvoice.com/articulo/otro/14/ </text:p>
      <text:p text:style-name="IGLUES._20_Parrafo">Grupo de Usuarios de Linux Escuela Normal de Zacatecas - Noticias en Educación y Gobierno: http://enmac.seul.org/noticias.html </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IGLUES._20_Comando" style:display-name="IGLUES. Comando"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0"><draw:text-box><text:p text:style-name="MP1"><draw:frame draw:style-name="Mfr2" draw:name="Imagen4" text:anchor-type="as-char" svg:width="6.706cm" svg:height="3.508cm" draw:z-index="1"><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4"><draw:image xlink:href="Pictures/10000201000000C900000069D8B5756D.png" xlink:type="simple" xlink:show="embed" xlink:actuate="onLoad"/></draw:frame><text:title>La importancia del Software Libre en el entorno educativo</text:title><text:initial-creator/></text:p>
        <text:p text:style-name="MP2"><text:span text:style-name="MT2"><text:tab/>—</text:span> <text:initial-creator/><text:user-defined text:name="Info 1">Cristina Marco</text:user-defined> <text:span text:style-name="MT2">—<text:tab/></text:span><text:span text:style-name="MT3"><text:page-number text:select-page="current">6</text:page-number></text:span></text:p>
      </style:header>
      <style:header-left>
        <text:p text:style-name="MP3"><draw:frame draw:style-name="Mfr3" draw:name="Imagen1" text:anchor-type="paragraph" svg:x="10.273cm" svg:y="0cm" svg:width="2.408cm" svg:height="1.258cm" draw:z-index="2"><draw:image xlink:href="Pictures/10000201000000C900000069D8B5756D.png" xlink:type="simple" xlink:show="embed" xlink:actuate="onLoad"/></draw:frame><text:span text:style-name="MT4"><text:title>La importancia del Software Libre en el entorno educativo</text:title></text:span><text:span text:style-name="MT3"><text:initial-creator/></text:span></text:p>
        <text:p text:style-name="MP3"><text:span text:style-name="MT3"><text:page-number text:select-page="current">6</text:page-number></text:span><text:span text:style-name="MT2"><text:tab/>—</text:span> <text:initial-creator/><text:user-defined text:name="Info 1">Cristina Marco</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La importancia del Software Libre en el entorno educativo</dc:title>
    <dc:subject>Enseñar libremente</dc:subject>
    <meta:creation-date>2005-02-26T19:02:17</meta:creation-date>
    <dc:date>2005-03-09T11:48:19</dc:date>
    <dc:language>es-ES</dc:language>
    <meta:editing-cycles>5</meta:editing-cycles>
    <meta:editing-duration>PT9M25S</meta:editing-duration>
    <meta:document-statistic meta:character-count="6728" meta:image-count="3" meta:object-count="0" meta:page-count="6" meta:paragraph-count="55" meta:table-count="0" meta:word-count="1025"/>
    <meta:user-defined meta:name="Info 1">Cristina Marco</meta:user-defined>
    <meta:user-defined meta:name="Info 2"/>
    <meta:user-defined meta:name="Info 3"/>
    <meta:user-defined meta:name="Info 4"/>
  </office:meta>
</office:document-meta>
</file>